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1B97891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  <style:text-properties style:font-name="Times New Roman" fo:language="pt" fo:country="BR" style:font-name-asian="Times New Roman" style:font-name-complex="Times New Roman"/>
    </style:style>
    <style:style style:name="P6" style:family="paragraph" style:parent-style-name="Standard" style:master-page-name="MP0">
      <style:paragraph-properties fo:line-height="150%" style:page-number="auto" fo:break-before="page"/>
    </style:style>
    <style:style style:name="T1" style:family="text">
      <style:text-properties style:font-name="Times New Roman" fo:language="pt" fo:country="BR" style:font-name-asian="Times New Roman" style:font-name-complex="Times New Roman"/>
    </style:style>
    <style:style style:name="T2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fo:language="pt" fo:country="BR" style:language-asian="pt" style:country-asian="BR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onte_20_parág._20_padrão"><text:span text:style-name="T2">Aluno</text:span></text:span><text:span text:style-name="Fonte_20_parág._20_padrão"><text:span text:style-name="T1">: Thais Cardoso<text:tab/><text:tab/><text:tab/><text:tab/><text:tab/><text:tab/><text:tab/></text:span></text:span><text:span text:style-name="Fonte_20_parág._20_padrão"><text:span text:style-name="T2">Data:</text:span></text:span><text:span text:style-name="Fonte_20_parág._20_padrão"><text:span text:style-name="T1"> 14/11/2013</text:span></text:span></text:p>
      <text:p text:style-name="P3"><text:span text:style-name="Fonte_20_parág._20_padrão"><text:span text:style-name="T2">Fase/Iteração:</text:span></text:span><text:span text:style-name="Fonte_20_parág._20_padrão"><text:span text:style-name="T1"> Sprint <text:tab/>7<text:tab/> <text:s text:c="65"/></text:span></text:span><text:span text:style-name="Fonte_20_parág._20_padrão"><text:span text:style-name="T2">Esforço Total:</text:span></text:span><text:span text:style-name="Fonte_20_parág._20_padrão"><text:span text:style-name="T1"> 1 horas</text:span></text:span></text:p>
      <text:p text:style-name="P5"/>
      <text:p text:style-name="P3"><text:span text:style-name="Fonte_20_parág._20_padrão"><text:span text:style-name="T2">Atividade: Verificação do Projeto Detalhado</text:span></text:span><text:span text:style-name="Fonte_20_parág._20_padrão"><text:span text:style-name="T1"><text:tab/><text:tab/> <text:s text:c="14"/></text:span></text:span><text:span text:style-name="Fonte_20_parág._20_padrão"><text:span text:style-name="T2">Esforço: 1 hora</text:span></text:span></text:p>
      <text:p text:style-name="P4"><text:span text:style-name="Fonte_20_parág._20_padrão"><text:span text:style-name="T1">Descrição: Foi feita uma nova verificação parcial do projeto detalhado de software, mas não houve nenhuma mudança significativa no documento.<text:tab/><text:tab/></text:span></text:span></text:p>
      <text:p text:style-name="P3"><text:span text:style-name="Fonte_20_parág._20_padrão"><text:span text:style-name="T1">Produtos: Relatório</text:span></text:span></text:p>
      <text:p text:style-name="P5">Equipe: Thais</text:p>
      <text:p text:style-name="P5">Artefato: RELPREV-022013-VER-Relatorio_de_Verificacao_dos_Artefatos.odt</text:p>
      <text:p text:style-name="P5"/>
      <text:p text:style-name="P4"><text:span text:style-name="Fonte_20_parág._20_padrã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.423cm" fo:margin-bottom="0.106cm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</style:style>
    <style:style style:name="MP2" style:family="paragraph" style:parent-style-name="Standard">
      <style:paragraph-properties fo:margin-top="0cm" fo:margin-bottom="0cm" fo:line-height="100%"/>
      <style:text-properties style:font-name="Times New Roman" style:font-name-asian="Times New Roman" style:font-name-complex="Times New Roman"/>
    </style:style>
    <style:style style:name="MT1" style:family="text">
      <style:text-properties style:font-name="Times New Roman" fo:language="pt" fo:country="BR" style:font-name-asian="Times New Roman" style:font-name-complex="Times New Roman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s1" text:anchor-type="paragraph" svg:x="14.58cm" svg:y="0cm" svg:width="2.256cm" style:rel-width="scale" svg:height="1.469cm" style:rel-height="scale" draw:z-index="0"><draw:image xlink:href="Pictures/1000020100000140000000F01B97891D.png" xlink:type="simple" xlink:show="embed" xlink:actuate="onLoad"/></draw:frame><text:span text:style-name="Fonte_20_parág._20_padrão"><text:span text:style-name="MT1">Fábrica</text:span></text:span><text:span text:style-name="Fonte_20_parág._20_padrão"><text:span text:style-name="MT1"> de Software – Instituto de Informática – Universidade Federal de Goiás</text:span></text:span></text:p>
        <text:p text:style-name="MP2">Nome do Projeto</text:p>
        <text:p text:style-name="Standard"><text:span text:style-name="Fonte_20_parág._20_padrão"><text:span text:style-name="MT2">Relatório Individual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thais cardoso moura de souza</meta:initial-creator>
    <meta:creation-date>2013-11-08T02:24:00Z</meta:creation-date>
    <dc:date>2013-11-18T08:39:36.49</dc:date>
    <meta:editing-cycles>2</meta:editing-cycles>
    <meta:editing-duration>PT60S</meta:editing-duration>
    <meta:document-statistic meta:table-count="0" meta:image-count="1" meta:object-count="0" meta:page-count="1" meta:paragraph-count="10" meta:word-count="63" meta:character-count="590"/>
    <meta:template xlink:type="simple" xlink:actuate="onRequest" xlink:title="" xlink:href="../../Downloads/RELPREV-022013-GPR-Relatorio_Individual_Thais.odt/Normal"/>
  </office:meta>
</office:document-meta>
</file>